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d656"/>
    </style:style>
    <style:style style:name="P2" style:family="paragraph" style:parent-style-name="Standard">
      <style:text-properties fo:color="#ce181e" officeooo:rsid="002019b6" officeooo:paragraph-rsid="002019b6"/>
    </style:style>
    <style:style style:name="P3" style:family="paragraph" style:parent-style-name="Standard">
      <style:text-properties fo:color="#009353" officeooo:rsid="002019b6" officeooo:paragraph-rsid="002019b6"/>
    </style:style>
    <style:style style:name="P4" style:family="paragraph" style:parent-style-name="Standard">
      <style:text-properties fo:color="#ed1c24" officeooo:paragraph-rsid="001fd656" fo:background-color="transparent"/>
    </style:style>
    <style:style style:name="P5" style:family="paragraph" style:parent-style-name="Standard">
      <style:text-properties fo:color="#ed1c24" officeooo:paragraph-rsid="001fd656"/>
    </style:style>
    <style:style style:name="P6" style:family="paragraph" style:parent-style-name="Standard">
      <style:text-properties officeooo:rsid="00203f0c" officeooo:paragraph-rsid="00203f0c"/>
    </style:style>
    <style:style style:name="P7" style:family="paragraph" style:parent-style-name="Standard">
      <style:text-properties fo:color="#00b274" officeooo:rsid="00203f0c" officeooo:paragraph-rsid="00203f0c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fd656"/>
    </style:style>
    <style:style style:name="T1" style:family="text">
      <style:text-properties fo:color="#ed1c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ødt: Fungerer ikkje I gamle printd22</text:p>
      <text:p text:style-name="P3">Grønn: Mangler I nye printobs</text:p>
      <text:p text:style-name="P1">----------------------</text:p>
      <text:p text:style-name="P1"><text:s text:c="3"/>available locations </text:p>
      <text:p text:style-name="P1">----------------------</text:p>
      <text:p text:style-name="P4"><text:s/>1 <text:s text:c="12"/>asgardb </text:p>
      <text:p text:style-name="P1"><text:s/>2 <text:s text:c="6"/>aastahansteen</text:p>
      <text:p text:style-name="P1"><text:s/>3 <text:s text:c="14"/>brage</text:p>
      <text:p text:style-name="P1"><text:s/>4 <text:s text:c="12"/>draugen</text:p>
      <text:p text:style-name="P1"><text:s/>5 <text:s text:c="11"/>ekofiskL</text:p>
      <text:p text:style-name="P1"><text:s/>6 <text:s text:c="15"/>gjoa</text:p>
      <text:p text:style-name="P1"><text:s/>7 <text:s text:c="13"/>goliat</text:p>
      <text:p text:style-name="P1"><text:s/>8 <text:s text:c="14"/>grane</text:p>
      <text:p text:style-name="P5"><text:s/>9 <text:s text:c="13"/>gudrun</text:p>
      <text:p text:style-name="P1">10 <text:s text:c="10"/>gullfaksc</text:p>
      <text:p text:style-name="P1">11 <text:s text:c="12"/>heidrun</text:p>
      <text:p text:style-name="P1">12 <text:s text:c="12"/>heimdal</text:p>
      <text:p text:style-name="P5">13 <text:s text:c="6"/>johansverdrup</text:p>
      <text:p text:style-name="P1">14 <text:s text:c="9"/>kvitebjorn</text:p>
      <text:p text:style-name="P1">15 <text:s text:c="12"/>kristin</text:p>
      <text:p text:style-name="P5">16 <text:s text:c="13"/>huldra</text:p>
      <text:p text:style-name="P5">17 <text:s text:c="13"/>njorda</text:p>
      <text:p text:style-name="P5">18 <text:s text:c="7"/>martinlingea</text:p>
      <text:p text:style-name="P5">19 <text:s text:c="7"/>martinlingeb</text:p>
      <text:p text:style-name="P1">20 <text:s text:c="14"/>norne</text:p>
      <text:p text:style-name="P5">21 <text:s text:c="9"/>ormenlange</text:p>
      <text:p text:style-name="P1">22 <text:s text:c="12"/>oseberg</text:p>
      <text:p text:style-name="P5">23 <text:s text:c="11"/>osebergc</text:p>
      <text:p text:style-name="P1">24 <text:s text:c="9"/>osebergsyd</text:p>
      <text:p text:style-name="P1">25 <text:s text:c="12"/>snorrea</text:p>
      <text:p text:style-name="P1">26 <text:s text:c="12"/>snorreb</text:p>
      <text:p text:style-name="P5">27 <text:s text:c="10"/>sleipnera</text:p>
      <text:p text:style-name="P5">28 <text:s text:c="10"/>sleipnerb</text:p>
      <text:p text:style-name="P5">29 <text:s text:c="9"/>statfjorda</text:p>
      <text:p text:style-name="P1">30 <text:s text:c="9"/>statfjordb</text:p>
      <text:p text:style-name="P1">31 <text:s text:c="13"/>trolla</text:p>
      <text:p text:style-name="P1">32 <text:s text:c="13"/>trollb</text:p>
      <text:p text:style-name="P1">33 <text:s text:c="13"/>trollc</text:p>
      <text:p text:style-name="P1">34 <text:s text:c="16"/>ula</text:p>
      <text:p text:style-name="P1">35 <text:s text:c="12"/>valhall</text:p>
      <text:p text:style-name="P5">36 <text:s text:c="9"/>veslefrikk</text:p>
      <text:p text:style-name="P8"><text:span text:style-name="T1">37 <text:s text:c="13"/>visund</text:span></text:p>
      <text:p text:style-name="P1"/>
      <text:p text:style-name="P6">missing locations: </text:p>
      <text:p text:style-name="P6"/>
      <text:p text:style-name="P7">38 nobleglobet2 – er I gamle printd22, men fungerer ikkje.</text:p>
      <text:p text:style-name="P7">39 petrojarlknarr <text:s/>– <text:s/>fungerer I den gamle versjonen. </text:p>
      <text:p text:style-name="P7">40 scarabeo8 – fungerer I gamle versjonen.</text:p>
      <text:p text:style-name="P7">41 veslefrikka – fungerer I gamle versjonen</text:p>
      <text:p text:style-name="P7"><text:soft-page-break/>42 veslefrikkb – fungerer I gamle versjonen</text:p>
      <text:p text:style-name="P7">43 sleipner (uten a eller b) – er I gamle versjonen, men fungerer ikkje</text:p>
      <text:p text:style-name="P7"/>
      <text:p text:style-name="P1">Info:</text:p>
      <text:p text:style-name="P1">above shown location aliases can be customized in insitu_locations.ya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5:36:18.865647817</meta:creation-date>
    <dc:date>2022-03-23T16:03:52.189971194</dc:date>
    <meta:editing-duration>PT7M3S</meta:editing-duration>
    <meta:editing-cycles>1</meta:editing-cycles>
    <meta:document-statistic meta:table-count="0" meta:image-count="0" meta:object-count="0" meta:page-count="2" meta:paragraph-count="51" meta:word-count="148" meta:character-count="1354" meta:non-whitespace-character-count="816"/>
    <meta:generator>LibreOffice/6.0.7.3$Linux_X86_64 LibreOffice_project/00m0$Build-3</meta:generator>
  </office:meta>
</office:document-meta>
</file>